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7139" officeooo:paragraph-rsid="00167139"/>
    </style:style>
    <style:style style:name="P2" style:family="paragraph" style:parent-style-name="Standard">
      <style:text-properties officeooo:rsid="0018093f" officeooo:paragraph-rsid="001809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to find the problem within me .i hav to create something within me that never bored out of anything . </text:p>
      <text:p text:style-name="P1">I tried to find my interest but now i am thinking its not about finding any interest . Ihvae to do what i need to to do and create my interest in it .</text:p>
      <text:p text:style-name="P1"/>
      <text:p text:style-name="P1">I dont have much time left ,as i know every bit of life is important, i know it but i dont realise it ,because i dont use my time wisely .</text:p>
      <text:p text:style-name="P1"/>
      <text:p text:style-name="P1">Sometimes i feel i wanna go to somewhere else where there is noone to advice me or tell me to do things .there is no responsibility to take so that i wd do my work forcefully . I want feel free ,i want to do what comes from my heart .not because of jealosy ,not comparision ,not for money ,not for show people or proove anyone anything .</text:p>
      <text:p text:style-name="P1"/>
      <text:p text:style-name="P2">Its been whole 2 years i am in it field.and its been 6 years i am studying computer science ,but i really know ..have i thought about it ever .</text:p>
      <text:p text:style-name="P2"/>
      <text:p text:style-name="P2">Okay leave cs, what knowledgei have till now ?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3:43:11.415188629</meta:creation-date>
    <dc:date>2018-12-18T00:04:52.335834016</dc:date>
    <meta:editing-duration>PT21M41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94" meta:character-count="923" meta:non-whitespace-character-count="734"/>
  </office:meta>
</office:document-meta>
</file>